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1">
      <style:paragraph-properties fo:text-align="start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sah</text:p>
      <text:list xml:id="list41585839" text:style-name="L1">
        <text:list-item>
          <text:p text:style-name="P3">Úvod</text:p>
        </text:list-item>
        <text:list-item>
          <text:p text:style-name="P3">Umělé neuronové sítě</text:p>
          <text:list>
            <text:list-item>
              <text:p text:style-name="P3">Historie</text:p>
            </text:list-item>
            <text:list-item>
              <text:p text:style-name="P3">Aplikace</text:p>
            </text:list-item>
            <text:list-item>
              <text:p text:style-name="P3">Využití</text:p>
            </text:list-item>
          </text:list>
        </text:list-item>
        <text:list-item>
          <text:p text:style-name="P3">Neuron</text:p>
          <text:list>
            <text:list-item>
              <text:p text:style-name="P3">Struktura neuronu</text:p>
            </text:list-item>
            <text:list-item>
              <text:p text:style-name="P2">Proces učení</text:p>
            </text:list-item>
            <text:list-item>
              <text:p text:style-name="P2">Učící algoritmy</text:p>
              <text:list>
                <text:list-item>
                  <text:p text:style-name="P2">Levenberg-Marquardt algoritmus</text:p>
                </text:list-item>
                <text:list-item>
                  <text:p text:style-name="P2">Gauss-Newton algoritmus</text:p>
                </text:list-item>
                <text:list-item>
                  <text:p text:style-name="P2">Steepest Descent</text:p>
                </text:list-item>
                <text:list-item>
                  <text:p text:style-name="P2">Backpropagation</text:p>
                </text:list-item>
              </text:list>
            </text:list-item>
          </text:list>
        </text:list-item>
        <text:list-item>
          <text:p text:style-name="P2">Neuronové sítě</text:p>
          <text:list>
            <text:list-item>
              <text:p text:style-name="P2">Dopředná</text:p>
            </text:list-item>
            <text:list-item>
              <text:p text:style-name="P2">RBF</text:p>
            </text:list-item>
            <text:list-item>
              <text:p text:style-name="P2">SOM</text:p>
            </text:list-item>
            <text:list-item>
              <text:p text:style-name="P2">Hopfieldova síť</text:p>
            </text:list-item>
            <text:list-item>
              <text:p text:style-name="P2">LVQ</text:p>
            </text:list-item>
          </text:list>
        </text:list-item>
        <text:list-item>
          <text:p text:style-name="P2">Křížová validace</text:p>
          <text:list>
            <text:list-item>
              <text:p text:style-name="P2">Popis</text:p>
            </text:list-item>
            <text:list-item>
              <text:p text:style-name="P2">Použití</text:p>
            </text:list-item>
          </text:list>
        </text:list-item>
        <text:list-item>
          <text:p text:style-name="P2">Demonstrační aplikace</text:p>
          <text:list>
            <text:list-item>
              <text:p text:style-name="P2">Prostředí Mathematica</text:p>
              <text:list>
                <text:list-item>
                  <text:p text:style-name="P2">Struktura notebooku</text:p>
                </text:list-item>
                <text:list-item>
                  <text:p text:style-name="P2">Ovládání</text:p>
                </text:list-item>
              </text:list>
            </text:list-item>
            <text:list-item>
              <text:p text:style-name="P2">Knihovna NeuralNetworks</text:p>
            </text:list-item>
          </text:list>
        </text:list-item>
        <text:list-item>
          <text:p text:style-name="P2">Experimenty s neuronovými sítěmi</text:p>
          <text:list>
            <text:list-item>
              <text:p text:style-name="P2">Učící algoritmy</text:p>
            </text:list-item>
            <text:list-item>
              <text:p text:style-name="P2">Křížová validace</text:p>
            </text:list-item>
            <text:list-item>
              <text:p text:style-name="P2">Dopředná síť</text:p>
              <text:list>
                <text:list-item>
                  <text:p text:style-name="P2">Jednoduchá data</text:p>
                </text:list-item>
                <text:list-item>
                  <text:p text:style-name="P2">Iris data</text:p>
                </text:list-item>
                <text:list-item>
                  <text:p text:style-name="P2">Různé přístupy k učení</text:p>
                </text:list-item>
              </text:list>
            </text:list-item>
            <text:list-item>
              <text:p text:style-name="P2">RBF síť</text:p>
              <text:list>
                <text:list-item>
                  <text:p text:style-name="P2">Struktura jeden RBF</text:p>
                </text:list-item>
                <text:list-item>
                  <text:p text:style-name="P2">Struktura více RBF</text:p>
                </text:list-item>
                <text:list-item>
                  <text:p text:style-name="P2">Jednoduchá data</text:p>
                </text:list-item>
                <text:list-item>
                  <text:p text:style-name="P2">Iris data</text:p>
                </text:list-item>
                <text:list-item>
                  <text:p text:style-name="P2">Způsoby učení</text:p>
                </text:list-item>
              </text:list>
            </text:list-item>
            <text:list-item>
              <text:p text:style-name="P2">Hopfieldova síť</text:p>
            </text:list-item>
            <text:list-item>
              <text:p text:style-name="P2">SOM</text:p>
              <text:list>
                <text:list-item>
                  <text:p text:style-name="P2">Vizualizace učení – když bude čas</text:p>
                </text:list-item>
                <text:list-item>
                  <text:p text:style-name="P2">Iris data</text:p>
                </text:list-item>
                <text:list-item>
                  <text:p text:style-name="P2">Shlukování Iris dat</text:p>
                </text:list-item>
              </text:list>
            </text:list-item>
            <text:list-item>
              <text:p text:style-name="P2">LVQ</text:p>
            </text:list-item>
          </text:list>
        </text:list-item>
        <text:list-item>
          <text:p text:style-name="P2">Závěr</text:p>
        </text:list-item>
        <text:list-item>
          <text:p text:style-name="P2">Zdroj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dam Činčura</meta:initial-creator>
    <meta:creation-date>2011-04-12T21:01:17.01</meta:creation-date>
    <dc:date>2011-04-12T22:17:37.99</dc:date>
    <dc:creator>Adam Činčura</dc:creator>
    <meta:editing-duration>PT00H43M33S</meta:editing-duration>
    <meta:editing-cycles>2</meta:editing-cycles>
    <meta:generator>OpenOffice.org/3.0$Win32 OpenOffice.org_project/300m9$Build-9358</meta:generator>
    <meta:document-statistic meta:table-count="0" meta:image-count="0" meta:object-count="0" meta:page-count="1" meta:paragraph-count="49" meta:word-count="140" meta:character-count="743"/>
    <meta:user-defined meta:name="Informace 1"/>
    <meta:user-defined meta:name="Informace 2"/>
    <meta:user-defined meta:name="Informace 3"/>
    <meta:user-defined meta:name="Informace 4"/>
  </office:meta>
</office:document-meta>
</file>